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1.272cm"/>
    </style:style>
    <style:style style:name="co9" style:family="table-column">
      <style:table-column-properties fo:break-before="auto" style:column-width="2.505cm"/>
    </style:style>
    <style:style style:name="co10" style:family="table-column">
      <style:table-column-properties fo:break-before="auto" style:column-width="3.436cm"/>
    </style:style>
    <style:style style:name="co11" style:family="table-column">
      <style:table-column-properties fo:break-before="auto" style:column-width="9.691cm"/>
    </style:style>
    <style:style style:name="co12" style:family="table-column">
      <style:table-column-properties fo:break-before="auto" style:column-width="16.739cm"/>
    </style:style>
    <style:style style:name="co13" style:family="table-column">
      <style:table-column-properties fo:break-before="auto" style:column-width="8.574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number-columns-repeated="4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number-columns-repeated="51" table:default-cell-style-name="ce8"/>
        <table:table-row table:style-name="ro1">
          <table:table-cell table:style-name="ce1" office:value-type="string" calcext:value-type="string">
            <text:p>MC</text:p>
          </table:table-cell>
          <table:table-cell table:style-name="ce32" office:value-type="string" calcext:value-type="string">
            <text:p>Pagina</text:p>
          </table:table-cell>
          <table:table-cell table:style-name="ce32" office:value-type="string" calcext:value-type="string">
            <text:p>Data</text:p>
          </table:table-cell>
          <table:table-cell table:style-name="ce32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2" office:value-type="string" calcext:value-type="string">
            <text:p>Autore</text:p>
          </table:table-cell>
          <table:table-cell table:style-name="ce32" office:value-type="string" calcext:value-type="string">
            <text:p>Computer</text:p>
          </table:table-cell>
          <table:table-cell table:number-columns-repeated="2" table:style-name="ce32" office:value-type="string" calcext:value-type="string">
            <text:p>Link</text:p>
          </table:table-cell>
          <table:table-cell table:style-name="ce32" office:value-type="string" calcext:value-type="string">
            <text:p>Disponibile</text:p>
          </table:table-cell>
          <table:table-cell table:style-name="ce32" office:value-type="string" calcext:value-type="string">
            <text:p>Checksum</text:p>
          </table:table-cell>
          <table:table-cell table:style-name="ce32" office:value-type="string" calcext:value-type="string">
            <text:p>MC best</text:p>
          </table:table-cell>
          <table:table-cell table:style-name="ce32" office:value-type="string" calcext:value-type="string">
            <text:p>Gioco</text:p>
          </table:table-cell>
          <table:table-cell table:style-name="ce32" office:value-type="string" calcext:value-type="string">
            <text:p>Sorgente</text:p>
          </table:table-cell>
          <table:table-cell table:style-name="ce32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2];&quot;###000&quot;)&amp;&quot;/&quot;&amp;TEXT([.B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http://www.digitanto.it/Articoli/ArchivioArticoli.htm</text:p>
          </table:table-cell>
          <table:table-cell office:value-type="string" calcext:value-type="string">
            <text:p>Errata corrige su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3];&quot;###000&quot;)&amp;&quot;/&quot;&amp;TEXT([.B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4];&quot;###000&quot;)&amp;&quot;/&quot;&amp;TEXT([.B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ALGORITMI</text:p>
          </table:table-cell>
          <table:table-cell office:value-type="string" calcext:value-type="string">
            <text:p>Shell-Metzer sort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://www.issuu.com/adpware/docs/mc&quot;&amp;TEXT([.A5];&quot;###000&quot;)&amp;&quot;/&quot;&amp;TEXT([.B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6];&quot;###000&quot;)&amp;&quot;/&quot;&amp;TEXT([.B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7];&quot;###000&quot;)&amp;&quot;/&quot;&amp;TEXT([.B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8];&quot;###000&quot;)&amp;&quot;/&quot;&amp;TEXT([.B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];&quot;###000&quot;)&amp;&quot;/&quot;&amp;TEXT([.B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10];&quot;###000&quot;)&amp;&quot;/&quot;&amp;TEXT([.B1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1];&quot;###000&quot;)&amp;&quot;/&quot;&amp;TEXT([.B1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12];&quot;###000&quot;)&amp;&quot;/&quot;&amp;TEXT([.B1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3];&quot;###000&quot;)&amp;&quot;/&quot;&amp;TEXT([.B1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4];&quot;###000&quot;)&amp;&quot;/&quot;&amp;TEXT([.B1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<text:span text:style-name="T1"><text:a xlink:href="http://claudiolarini.altervista.org/pdf/BASAL21.pdf" xlink:type="simple">OCR da http://claudiolarini.altervista.org/pdf/BASAL21.pdf</text:a></text:span></text:p>
          </table:table-cell>
          <table:table-cell table:style-name="ce22" office:value-type="string" calcext:value-type="string">
            <text:p><text:span text:style-name="T1"><text:a xlink:href="http://sleepingelephant.com/ipw-web/bulletin/bb/viewtopic.php?t=6993" xlink:type="simple">http://sleepingelephant.com/ipw-web/bulletin/bb/viewtopic.php?t=6993</text:a></text:span>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];&quot;###000&quot;)&amp;&quot;/&quot;&amp;TEXT([.B1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6];&quot;###000&quot;)&amp;&quot;/&quot;&amp;TEXT([.B1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7];&quot;###000&quot;)&amp;&quot;/&quot;&amp;TEXT([.B1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];&quot;###000&quot;)&amp;&quot;/&quot;&amp;TEXT([.B1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9];&quot;###000&quot;)&amp;&quot;/&quot;&amp;TEXT([.B1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://www.issuu.com/adpware/docs/mc&quot;&amp;TEXT([.A20];&quot;###000&quot;)&amp;&quot;/&quot;&amp;TEXT([.B2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://www.issuu.com/adpware/docs/mc&quot;&amp;TEXT([.A21];&quot;###000&quot;)&amp;&quot;/&quot;&amp;TEXT([.B2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://www.issuu.com/adpware/docs/mc&quot;&amp;TEXT([.A22];&quot;###000&quot;)&amp;&quot;/&quot;&amp;TEXT([.B2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23];&quot;###000&quot;)&amp;&quot;/&quot;&amp;TEXT([.B2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24];&quot;###000&quot;)&amp;&quot;/&quot;&amp;TEXT([.B2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25];&quot;###000&quot;)&amp;&quot;/&quot;&amp;TEXT([.B2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];&quot;###000&quot;)&amp;&quot;/&quot;&amp;TEXT([.B2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<text:span text:style-name="T1"><text:a xlink:href="http://ready64.it/news/view_news.php?id=867" xlink:type="simple">Digitato da saver71 http://ready64.it/news/view_news.php?id=867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];&quot;###000&quot;)&amp;&quot;/&quot;&amp;TEXT([.B2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28];&quot;###000&quot;)&amp;&quot;/&quot;&amp;TEXT([.B2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://www.issuu.com/adpware/docs/mc&quot;&amp;TEXT([.A29];&quot;###000&quot;)&amp;&quot;/&quot;&amp;TEXT([.B2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];&quot;###000&quot;)&amp;&quot;/&quot;&amp;TEXT([.B3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31];&quot;###000&quot;)&amp;&quot;/&quot;&amp;TEXT([.B3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://www.issuu.com/adpware/docs/mc&quot;&amp;TEXT([.A32];&quot;###000&quot;)&amp;&quot;/&quot;&amp;TEXT([.B3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3];&quot;###000&quot;)&amp;&quot;/&quot;&amp;TEXT([.B3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4];&quot;###000&quot;)&amp;&quot;/&quot;&amp;TEXT([.B3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5];&quot;###000&quot;)&amp;&quot;/&quot;&amp;TEXT([.B3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6];&quot;###000&quot;)&amp;&quot;/&quot;&amp;TEXT([.B3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37];&quot;###000&quot;)&amp;&quot;/&quot;&amp;TEXT([.B3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8];&quot;###000&quot;)&amp;&quot;/&quot;&amp;TEXT([.B3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9];&quot;###000&quot;)&amp;&quot;/&quot;&amp;TEXT([.B3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0];&quot;###000&quot;)&amp;&quot;/&quot;&amp;TEXT([.B4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1];&quot;###000&quot;)&amp;&quot;/&quot;&amp;TEXT([.B4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42];&quot;###000&quot;)&amp;&quot;/&quot;&amp;TEXT([.B4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43];&quot;###000&quot;)&amp;&quot;/&quot;&amp;TEXT([.B4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4];&quot;###000&quot;)&amp;&quot;/&quot;&amp;TEXT([.B4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5];&quot;###000&quot;)&amp;&quot;/&quot;&amp;TEXT([.B4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6];&quot;###000&quot;)&amp;&quot;/&quot;&amp;TEXT([.B4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://www.issuu.com/adpware/docs/mc&quot;&amp;TEXT([.A47];&quot;###000&quot;)&amp;&quot;/&quot;&amp;TEXT([.B4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48];&quot;###000&quot;)&amp;&quot;/&quot;&amp;TEXT([.B4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://www.issuu.com/adpware/docs/mc&quot;&amp;TEXT([.A49];&quot;###000&quot;)&amp;&quot;/&quot;&amp;TEXT([.B4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50];&quot;###000&quot;)&amp;&quot;/&quot;&amp;TEXT([.B5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1];&quot;###000&quot;)&amp;&quot;/&quot;&amp;TEXT([.B5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2];&quot;###000&quot;)&amp;&quot;/&quot;&amp;TEXT([.B5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3];&quot;###000&quot;)&amp;&quot;/&quot;&amp;TEXT([.B5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4];&quot;###000&quot;)&amp;&quot;/&quot;&amp;TEXT([.B5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5];&quot;###000&quot;)&amp;&quot;/&quot;&amp;TEXT([.B5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://www.issuu.com/adpware/docs/mc&quot;&amp;TEXT([.A56];&quot;###000&quot;)&amp;&quot;/&quot;&amp;TEXT([.B5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57];&quot;###000&quot;)&amp;&quot;/&quot;&amp;TEXT([.B5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58];&quot;###000&quot;)&amp;&quot;/&quot;&amp;TEXT([.B5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9];&quot;###000&quot;)&amp;&quot;/&quot;&amp;TEXT([.B5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0];&quot;###000&quot;)&amp;&quot;/&quot;&amp;TEXT([.B6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/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1];&quot;###000&quot;)&amp;&quot;/&quot;&amp;TEXT([.B6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62];&quot;###000&quot;)&amp;&quot;/&quot;&amp;TEXT([.B6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63];&quot;###000&quot;)&amp;&quot;/&quot;&amp;TEXT([.B6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4];&quot;###000&quot;)&amp;&quot;/&quot;&amp;TEXT([.B6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://www.issuu.com/adpware/docs/mc&quot;&amp;TEXT([.A65];&quot;###000&quot;)&amp;&quot;/&quot;&amp;TEXT([.B6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://www.issuu.com/adpware/docs/mc&quot;&amp;TEXT([.A66];&quot;###000&quot;)&amp;&quot;/&quot;&amp;TEXT([.B6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://www.issuu.com/adpware/docs/mc&quot;&amp;TEXT([.A67];&quot;###000&quot;)&amp;&quot;/&quot;&amp;TEXT([.B6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8];&quot;###000&quot;)&amp;&quot;/&quot;&amp;TEXT([.B6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9];&quot;###000&quot;)&amp;&quot;/&quot;&amp;TEXT([.B6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70];&quot;###000&quot;)&amp;&quot;/&quot;&amp;TEXT([.B7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://www.issuu.com/adpware/docs/mc&quot;&amp;TEXT([.A71];&quot;###000&quot;)&amp;&quot;/&quot;&amp;TEXT([.B7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72];&quot;###000&quot;)&amp;&quot;/&quot;&amp;TEXT([.B7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73];&quot;###000&quot;)&amp;&quot;/&quot;&amp;TEXT([.B7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74];&quot;###000&quot;)&amp;&quot;/&quot;&amp;TEXT([.B7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://www.issuu.com/adpware/docs/mc&quot;&amp;TEXT([.A75];&quot;###000&quot;)&amp;&quot;/&quot;&amp;TEXT([.B7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 LIST</text:p>
          </table:table-cell>
          <table:table-cell table:style-name="ce10" office:value-type="string" calcext:value-type="string">
            <text:p>Antonio Cassatella, Roma</text:p>
          </table:table-cell>
          <table:table-cell table:style-name="ce10"/>
          <table:table-cell table:style-name="ce21" table:formula="of:=HYPERLINK(&quot;http://www.issuu.com/adpware/docs/mc&quot;&amp;TEXT([.A76];&quot;###000&quot;)&amp;&quot;/&quot;&amp;TEXT([.B7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://www.issuu.com/adpware/docs/mc&quot;&amp;TEXT([.A77];&quot;###000&quot;)&amp;&quot;/&quot;&amp;TEXT([.B7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78];&quot;###000&quot;)&amp;&quot;/&quot;&amp;TEXT([.B7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79];&quot;###000&quot;)&amp;&quot;/&quot;&amp;TEXT([.B7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0];&quot;###000&quot;)&amp;&quot;/&quot;&amp;TEXT([.B8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1];&quot;###000&quot;)&amp;&quot;/&quot;&amp;TEXT([.B8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2];&quot;###000&quot;)&amp;&quot;/&quot;&amp;TEXT([.B8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3];&quot;###000&quot;)&amp;&quot;/&quot;&amp;TEXT([.B8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84];&quot;###000&quot;)&amp;&quot;/&quot;&amp;TEXT([.B8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85];&quot;###000&quot;)&amp;&quot;/&quot;&amp;TEXT([.B8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14.D64 Collezione Renato Giussani</text:p>
          </table:table-cell>
          <table:table-cell table:style-name="ce15" office:value-type="string" calcext:value-type="string">
            <text:p>Rubato da Papersoft Anno I - Numero 5, 13 Luglio 1984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86];&quot;###000&quot;)&amp;&quot;/&quot;&amp;TEXT([.B8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87];&quot;###000&quot;)&amp;&quot;/&quot;&amp;TEXT([.B8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8];&quot;###000&quot;)&amp;&quot;/&quot;&amp;TEXT([.B8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9];&quot;###000&quot;)&amp;&quot;/&quot;&amp;TEXT([.B8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0];&quot;###000&quot;)&amp;&quot;/&quot;&amp;TEXT([.B9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1];&quot;###000&quot;)&amp;&quot;/&quot;&amp;TEXT([.B9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2];&quot;###000&quot;)&amp;&quot;/&quot;&amp;TEXT([.B9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3];&quot;###000&quot;)&amp;&quot;/&quot;&amp;TEXT([.B9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4];&quot;###000&quot;)&amp;&quot;/&quot;&amp;TEXT([.B9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5];&quot;###000&quot;)&amp;&quot;/&quot;&amp;TEXT([.B9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://www.issuu.com/adpware/docs/mc&quot;&amp;TEXT([.A96];&quot;###000&quot;)&amp;&quot;/&quot;&amp;TEXT([.B9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97];&quot;###000&quot;)&amp;&quot;/&quot;&amp;TEXT([.B9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8];&quot;###000&quot;)&amp;&quot;/&quot;&amp;TEXT([.B9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://www.issuu.com/adpware/docs/mc&quot;&amp;TEXT([.A99];&quot;###000&quot;)&amp;&quot;/&quot;&amp;TEXT([.B9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://www.issuu.com/adpware/docs/mc&quot;&amp;TEXT([.A100];&quot;###000&quot;)&amp;&quot;/&quot;&amp;TEXT([.B10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1];&quot;###000&quot;)&amp;&quot;/&quot;&amp;TEXT([.B10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2];&quot;###000&quot;)&amp;&quot;/&quot;&amp;TEXT([.B10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3];&quot;###000&quot;)&amp;&quot;/&quot;&amp;TEXT([.B10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4];&quot;###000&quot;)&amp;&quot;/&quot;&amp;TEXT([.B10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5];&quot;###000&quot;)&amp;&quot;/&quot;&amp;TEXT([.B10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6];&quot;###000&quot;)&amp;&quot;/&quot;&amp;TEXT([.B10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://www.issuu.com/adpware/docs/mc&quot;&amp;TEXT([.A107];&quot;###000&quot;)&amp;&quot;/&quot;&amp;TEXT([.B10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://www.issuu.com/adpware/docs/mc&quot;&amp;TEXT([.A108];&quot;###000&quot;)&amp;&quot;/&quot;&amp;TEXT([.B10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://www.issuu.com/adpware/docs/mc&quot;&amp;TEXT([.A109];&quot;###000&quot;)&amp;&quot;/&quot;&amp;TEXT([.B10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://www.issuu.com/adpware/docs/mc&quot;&amp;TEXT([.A110];&quot;###000&quot;)&amp;&quot;/&quot;&amp;TEXT([.B11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11];&quot;###000&quot;)&amp;&quot;/&quot;&amp;TEXT([.B11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12];&quot;###000&quot;)&amp;&quot;/&quot;&amp;TEXT([.B11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13];&quot;###000&quot;)&amp;&quot;/&quot;&amp;TEXT([.B11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14];&quot;###000&quot;)&amp;&quot;/&quot;&amp;TEXT([.B11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15];&quot;###000&quot;)&amp;&quot;/&quot;&amp;TEXT([.B11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16];&quot;###000&quot;)&amp;&quot;/&quot;&amp;TEXT([.B11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/>
          <table:table-cell table:style-name="ce21" table:formula="of:=HYPERLINK(&quot;http://www.issuu.com/adpware/docs/mc&quot;&amp;TEXT([.A117];&quot;###000&quot;)&amp;&quot;/&quot;&amp;TEXT([.B11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://www.issuu.com/adpware/docs/mc&quot;&amp;TEXT([.A118];&quot;###000&quot;)&amp;&quot;/&quot;&amp;TEXT([.B11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119];&quot;###000&quot;)&amp;&quot;/&quot;&amp;TEXT([.B11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://www.issuu.com/adpware/docs/mc&quot;&amp;TEXT([.A120];&quot;###000&quot;)&amp;&quot;/&quot;&amp;TEXT([.B12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1];&quot;###000&quot;)&amp;&quot;/&quot;&amp;TEXT([.B12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2];&quot;###000&quot;)&amp;&quot;/&quot;&amp;TEXT([.B12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3];&quot;###000&quot;)&amp;&quot;/&quot;&amp;TEXT([.B12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4];&quot;###000&quot;)&amp;&quot;/&quot;&amp;TEXT([.B12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5];&quot;###000&quot;)&amp;&quot;/&quot;&amp;TEXT([.B12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26];&quot;###000&quot;)&amp;&quot;/&quot;&amp;TEXT([.B12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7];&quot;###000&quot;)&amp;&quot;/&quot;&amp;TEXT([.B12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8];&quot;###000&quot;)&amp;&quot;/&quot;&amp;TEXT([.B12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9];&quot;###000&quot;)&amp;&quot;/&quot;&amp;TEXT([.B12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30];&quot;###000&quot;)&amp;&quot;/&quot;&amp;TEXT([.B13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://www.issuu.com/adpware/docs/mc&quot;&amp;TEXT([.A131];&quot;###000&quot;)&amp;&quot;/&quot;&amp;TEXT([.B13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2];&quot;###000&quot;)&amp;&quot;/&quot;&amp;TEXT([.B13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://www.issuu.com/adpware/docs/mc&quot;&amp;TEXT([.A133];&quot;###000&quot;)&amp;&quot;/&quot;&amp;TEXT([.B13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://www.issuu.com/adpware/docs/mc&quot;&amp;TEXT([.A134];&quot;###000&quot;)&amp;&quot;/&quot;&amp;TEXT([.B13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5];&quot;###000&quot;)&amp;&quot;/&quot;&amp;TEXT([.B13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6];&quot;###000&quot;)&amp;&quot;/&quot;&amp;TEXT([.B13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7];&quot;###000&quot;)&amp;&quot;/&quot;&amp;TEXT([.B13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38];&quot;###000&quot;)&amp;&quot;/&quot;&amp;TEXT([.B13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prim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9];&quot;###000&quot;)&amp;&quot;/&quot;&amp;TEXT([.B13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0];&quot;###000&quot;)&amp;&quot;/&quot;&amp;TEXT([.B14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41];&quot;###000&quot;)&amp;&quot;/&quot;&amp;TEXT([.B14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2];&quot;###000&quot;)&amp;&quot;/&quot;&amp;TEXT([.B14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43];&quot;###000&quot;)&amp;&quot;/&quot;&amp;TEXT([.B14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44];&quot;###000&quot;)&amp;&quot;/&quot;&amp;TEXT([.B14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5];&quot;###000&quot;)&amp;&quot;/&quot;&amp;TEXT([.B14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6];&quot;###000&quot;)&amp;&quot;/&quot;&amp;TEXT([.B14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7];&quot;###000&quot;)&amp;&quot;/&quot;&amp;TEXT([.B14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48];&quot;###000&quot;)&amp;&quot;/&quot;&amp;TEXT([.B14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49];&quot;###000&quot;)&amp;&quot;/&quot;&amp;TEXT([.B14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0];&quot;###000&quot;)&amp;&quot;/&quot;&amp;TEXT([.B15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1];&quot;###000&quot;)&amp;&quot;/&quot;&amp;TEXT([.B15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2];&quot;###000&quot;)&amp;&quot;/&quot;&amp;TEXT([.B15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53];&quot;###000&quot;)&amp;&quot;/&quot;&amp;TEXT([.B15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54];&quot;###000&quot;)&amp;&quot;/&quot;&amp;TEXT([.B15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5];&quot;###000&quot;)&amp;&quot;/&quot;&amp;TEXT([.B15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56];&quot;###000&quot;)&amp;&quot;/&quot;&amp;TEXT([.B15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57];&quot;###000&quot;)&amp;&quot;/&quot;&amp;TEXT([.B15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8];&quot;###000&quot;)&amp;&quot;/&quot;&amp;TEXT([.B15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9];&quot;###000&quot;)&amp;&quot;/&quot;&amp;TEXT([.B15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0];&quot;###000&quot;)&amp;&quot;/&quot;&amp;TEXT([.B16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61];&quot;###000&quot;)&amp;&quot;/&quot;&amp;TEXT([.B16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62];&quot;###000&quot;)&amp;&quot;/&quot;&amp;TEXT([.B16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3];&quot;###000&quot;)&amp;&quot;/&quot;&amp;TEXT([.B16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4];&quot;###000&quot;)&amp;&quot;/&quot;&amp;TEXT([.B16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5];&quot;###000&quot;)&amp;&quot;/&quot;&amp;TEXT([.B16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66];&quot;###000&quot;)&amp;&quot;/&quot;&amp;TEXT([.B16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67];&quot;###000&quot;)&amp;&quot;/&quot;&amp;TEXT([.B16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8];&quot;###000&quot;)&amp;&quot;/&quot;&amp;TEXT([.B16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9];&quot;###000&quot;)&amp;&quot;/&quot;&amp;TEXT([.B16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/>
          <table:table-cell table:style-name="ce21" table:formula="of:=HYPERLINK(&quot;http://www.issuu.com/adpware/docs/mc&quot;&amp;TEXT([.A170];&quot;###000&quot;)&amp;&quot;/&quot;&amp;TEXT([.B17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://www.issuu.com/adpware/docs/mc&quot;&amp;TEXT([.A171];&quot;###000&quot;)&amp;&quot;/&quot;&amp;TEXT([.B17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2];&quot;###000&quot;)&amp;&quot;/&quot;&amp;TEXT([.B17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73];&quot;###000&quot;)&amp;&quot;/&quot;&amp;TEXT([.B17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74];&quot;###000&quot;)&amp;&quot;/&quot;&amp;TEXT([.B17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5];&quot;###000&quot;)&amp;&quot;/&quot;&amp;TEXT([.B17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6];&quot;###000&quot;)&amp;&quot;/&quot;&amp;TEXT([.B17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77];&quot;###000&quot;)&amp;&quot;/&quot;&amp;TEXT([.B17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8];&quot;###000&quot;)&amp;&quot;/&quot;&amp;TEXT([.B17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9];&quot;###000&quot;)&amp;&quot;/&quot;&amp;TEXT([.B17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0];&quot;###000&quot;)&amp;&quot;/&quot;&amp;TEXT([.B18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1];&quot;###000&quot;)&amp;&quot;/&quot;&amp;TEXT([.B18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2];&quot;###000&quot;)&amp;&quot;/&quot;&amp;TEXT([.B18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3];&quot;###000&quot;)&amp;&quot;/&quot;&amp;TEXT([.B18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4];&quot;###000&quot;)&amp;&quot;/&quot;&amp;TEXT([.B18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5];&quot;###000&quot;)&amp;&quot;/&quot;&amp;TEXT([.B18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6];&quot;###000&quot;)&amp;&quot;/&quot;&amp;TEXT([.B18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7];&quot;###000&quot;)&amp;&quot;/&quot;&amp;TEXT([.B18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8];&quot;###000&quot;)&amp;&quot;/&quot;&amp;TEXT([.B18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9];&quot;###000&quot;)&amp;&quot;/&quot;&amp;TEXT([.B18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0];&quot;###000&quot;)&amp;&quot;/&quot;&amp;TEXT([.B19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1];&quot;###000&quot;)&amp;&quot;/&quot;&amp;TEXT([.B19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2];&quot;###000&quot;)&amp;&quot;/&quot;&amp;TEXT([.B19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3];&quot;###000&quot;)&amp;&quot;/&quot;&amp;TEXT([.B19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4];&quot;###000&quot;)&amp;&quot;/&quot;&amp;TEXT([.B19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5];&quot;###000&quot;)&amp;&quot;/&quot;&amp;TEXT([.B19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6];&quot;###000&quot;)&amp;&quot;/&quot;&amp;TEXT([.B19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7];&quot;###000&quot;)&amp;&quot;/&quot;&amp;TEXT([.B19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8];&quot;###000&quot;)&amp;&quot;/&quot;&amp;TEXT([.B19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://www.issuu.com/adpware/docs/mc&quot;&amp;TEXT([.A199];&quot;###000&quot;)&amp;&quot;/&quot;&amp;TEXT([.B19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00];&quot;###000&quot;)&amp;&quot;/&quot;&amp;TEXT([.B20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01];&quot;###000&quot;)&amp;&quot;/&quot;&amp;TEXT([.B20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2];&quot;###000&quot;)&amp;&quot;/&quot;&amp;TEXT([.B20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://www.issuu.com/adpware/docs/mc&quot;&amp;TEXT([.A203];&quot;###000&quot;)&amp;&quot;/&quot;&amp;TEXT([.B20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04];&quot;###000&quot;)&amp;&quot;/&quot;&amp;TEXT([.B20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5];&quot;###000&quot;)&amp;&quot;/&quot;&amp;TEXT([.B20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6];&quot;###000&quot;)&amp;&quot;/&quot;&amp;TEXT([.B20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://www.issuu.com/adpware/docs/mc&quot;&amp;TEXT([.A207];&quot;###000&quot;)&amp;&quot;/&quot;&amp;TEXT([.B20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08];&quot;###000&quot;)&amp;&quot;/&quot;&amp;TEXT([.B20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9];&quot;###000&quot;)&amp;&quot;/&quot;&amp;TEXT([.B20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0];&quot;###000&quot;)&amp;&quot;/&quot;&amp;TEXT([.B21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11];&quot;###000&quot;)&amp;&quot;/&quot;&amp;TEXT([.B21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12];&quot;###000&quot;)&amp;&quot;/&quot;&amp;TEXT([.B21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3];&quot;###000&quot;)&amp;&quot;/&quot;&amp;TEXT([.B21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4];&quot;###000&quot;)&amp;&quot;/&quot;&amp;TEXT([.B21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5];&quot;###000&quot;)&amp;&quot;/&quot;&amp;TEXT([.B21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6];&quot;###000&quot;)&amp;&quot;/&quot;&amp;TEXT([.B21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7];&quot;###000&quot;)&amp;&quot;/&quot;&amp;TEXT([.B21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18];&quot;###000&quot;)&amp;&quot;/&quot;&amp;TEXT([.B21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9];&quot;###000&quot;)&amp;&quot;/&quot;&amp;TEXT([.B21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0];&quot;###000&quot;)&amp;&quot;/&quot;&amp;TEXT([.B22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1];&quot;###000&quot;)&amp;&quot;/&quot;&amp;TEXT([.B22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22];&quot;###000&quot;)&amp;&quot;/&quot;&amp;TEXT([.B22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3];&quot;###000&quot;)&amp;&quot;/&quot;&amp;TEXT([.B22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24];&quot;###000&quot;)&amp;&quot;/&quot;&amp;TEXT([.B22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25];&quot;###000&quot;)&amp;&quot;/&quot;&amp;TEXT([.B22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6];&quot;###000&quot;)&amp;&quot;/&quot;&amp;TEXT([.B22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27];&quot;###000&quot;)&amp;&quot;/&quot;&amp;TEXT([.B22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8];&quot;###000&quot;)&amp;&quot;/&quot;&amp;TEXT([.B22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9];&quot;###000&quot;)&amp;&quot;/&quot;&amp;TEXT([.B22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0];&quot;###000&quot;)&amp;&quot;/&quot;&amp;TEXT([.B23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1];&quot;###000&quot;)&amp;&quot;/&quot;&amp;TEXT([.B23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2];&quot;###000&quot;)&amp;&quot;/&quot;&amp;TEXT([.B23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33];&quot;###000&quot;)&amp;&quot;/&quot;&amp;TEXT([.B23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4];&quot;###000&quot;)&amp;&quot;/&quot;&amp;TEXT([.B23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5];&quot;###000&quot;)&amp;&quot;/&quot;&amp;TEXT([.B23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36];&quot;###000&quot;)&amp;&quot;/&quot;&amp;TEXT([.B23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7];&quot;###000&quot;)&amp;&quot;/&quot;&amp;TEXT([.B23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8];&quot;###000&quot;)&amp;&quot;/&quot;&amp;TEXT([.B23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9];&quot;###000&quot;)&amp;&quot;/&quot;&amp;TEXT([.B23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0];&quot;###000&quot;)&amp;&quot;/&quot;&amp;TEXT([.B24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1];&quot;###000&quot;)&amp;&quot;/&quot;&amp;TEXT([.B24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42];&quot;###000&quot;)&amp;&quot;/&quot;&amp;TEXT([.B24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3];&quot;###000&quot;)&amp;&quot;/&quot;&amp;TEXT([.B24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4];&quot;###000&quot;)&amp;&quot;/&quot;&amp;TEXT([.B24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45];&quot;###000&quot;)&amp;&quot;/&quot;&amp;TEXT([.B24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6];&quot;###000&quot;)&amp;&quot;/&quot;&amp;TEXT([.B24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47];&quot;###000&quot;)&amp;&quot;/&quot;&amp;TEXT([.B24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48];&quot;###000&quot;)&amp;&quot;/&quot;&amp;TEXT([.B24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9];&quot;###000&quot;)&amp;&quot;/&quot;&amp;TEXT([.B24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50];&quot;###000&quot;)&amp;&quot;/&quot;&amp;TEXT([.B25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51];&quot;###000&quot;)&amp;&quot;/&quot;&amp;TEXT([.B25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2];&quot;###000&quot;)&amp;&quot;/&quot;&amp;TEXT([.B25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3];&quot;###000&quot;)&amp;&quot;/&quot;&amp;TEXT([.B25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4];&quot;###000&quot;)&amp;&quot;/&quot;&amp;TEXT([.B25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55];&quot;###000&quot;)&amp;&quot;/&quot;&amp;TEXT([.B25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6];&quot;###000&quot;)&amp;&quot;/&quot;&amp;TEXT([.B25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7];&quot;###000&quot;)&amp;&quot;/&quot;&amp;TEXT([.B25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58];&quot;###000&quot;)&amp;&quot;/&quot;&amp;TEXT([.B25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9];&quot;###000&quot;)&amp;&quot;/&quot;&amp;TEXT([.B25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0];&quot;###000&quot;)&amp;&quot;/&quot;&amp;TEXT([.B26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1];&quot;###000&quot;)&amp;&quot;/&quot;&amp;TEXT([.B26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2];&quot;###000&quot;)&amp;&quot;/&quot;&amp;TEXT([.B26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3];&quot;###000&quot;)&amp;&quot;/&quot;&amp;TEXT([.B26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4];&quot;###000&quot;)&amp;&quot;/&quot;&amp;TEXT([.B26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5];&quot;###000&quot;)&amp;&quot;/&quot;&amp;TEXT([.B26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6];&quot;###000&quot;)&amp;&quot;/&quot;&amp;TEXT([.B26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7];&quot;###000&quot;)&amp;&quot;/&quot;&amp;TEXT([.B26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8];&quot;###000&quot;)&amp;&quot;/&quot;&amp;TEXT([.B26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9];&quot;###000&quot;)&amp;&quot;/&quot;&amp;TEXT([.B26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70];&quot;###000&quot;)&amp;&quot;/&quot;&amp;TEXT([.B27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71];&quot;###000&quot;)&amp;&quot;/&quot;&amp;TEXT([.B27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2];&quot;###000&quot;)&amp;&quot;/&quot;&amp;TEXT([.B27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3];&quot;###000&quot;)&amp;&quot;/&quot;&amp;TEXT([.B27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4];&quot;###000&quot;)&amp;&quot;/&quot;&amp;TEXT([.B27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5];&quot;###000&quot;)&amp;&quot;/&quot;&amp;TEXT([.B27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6];&quot;###000&quot;)&amp;&quot;/&quot;&amp;TEXT([.B27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77];&quot;###000&quot;)&amp;&quot;/&quot;&amp;TEXT([.B27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8];&quot;###000&quot;)&amp;&quot;/&quot;&amp;TEXT([.B27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9];&quot;###000&quot;)&amp;&quot;/&quot;&amp;TEXT([.B27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80];&quot;###000&quot;)&amp;&quot;/&quot;&amp;TEXT([.B28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1];&quot;###000&quot;)&amp;&quot;/&quot;&amp;TEXT([.B28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2];&quot;###000&quot;)&amp;&quot;/&quot;&amp;TEXT([.B28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3];&quot;###000&quot;)&amp;&quot;/&quot;&amp;TEXT([.B28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84];&quot;###000&quot;)&amp;&quot;/&quot;&amp;TEXT([.B28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5];&quot;###000&quot;)&amp;&quot;/&quot;&amp;TEXT([.B28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6];&quot;###000&quot;)&amp;&quot;/&quot;&amp;TEXT([.B28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87];&quot;###000&quot;)&amp;&quot;/&quot;&amp;TEXT([.B28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88];&quot;###000&quot;)&amp;&quot;/&quot;&amp;TEXT([.B28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9];&quot;###000&quot;)&amp;&quot;/&quot;&amp;TEXT([.B28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0];&quot;###000&quot;)&amp;&quot;/&quot;&amp;TEXT([.B29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1];&quot;###000&quot;)&amp;&quot;/&quot;&amp;TEXT([.B29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2];&quot;###000&quot;)&amp;&quot;/&quot;&amp;TEXT([.B29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3];&quot;###000&quot;)&amp;&quot;/&quot;&amp;TEXT([.B29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4];&quot;###000&quot;)&amp;&quot;/&quot;&amp;TEXT([.B29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5];&quot;###000&quot;)&amp;&quot;/&quot;&amp;TEXT([.B29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6];&quot;###000&quot;)&amp;&quot;/&quot;&amp;TEXT([.B29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7];&quot;###000&quot;)&amp;&quot;/&quot;&amp;TEXT([.B29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8];&quot;###000&quot;)&amp;&quot;/&quot;&amp;TEXT([.B29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9];&quot;###000&quot;)&amp;&quot;/&quot;&amp;TEXT([.B29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300];&quot;###000&quot;)&amp;&quot;/&quot;&amp;TEXT([.B30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1];&quot;###000&quot;)&amp;&quot;/&quot;&amp;TEXT([.B30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2];&quot;###000&quot;)&amp;&quot;/&quot;&amp;TEXT([.B30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3];&quot;###000&quot;)&amp;&quot;/&quot;&amp;TEXT([.B30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4];&quot;###000&quot;)&amp;&quot;/&quot;&amp;TEXT([.B30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5];&quot;###000&quot;)&amp;&quot;/&quot;&amp;TEXT([.B30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6];&quot;###000&quot;)&amp;&quot;/&quot;&amp;TEXT([.B30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7];&quot;###000&quot;)&amp;&quot;/&quot;&amp;TEXT([.B30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8];&quot;###000&quot;)&amp;&quot;/&quot;&amp;TEXT([.B30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9];&quot;###000&quot;)&amp;&quot;/&quot;&amp;TEXT([.B30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10];&quot;###000&quot;)&amp;&quot;/&quot;&amp;TEXT([.B31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11];&quot;###000&quot;)&amp;&quot;/&quot;&amp;TEXT([.B31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12];&quot;###000&quot;)&amp;&quot;/&quot;&amp;TEXT([.B31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313];&quot;###000&quot;)&amp;&quot;/&quot;&amp;TEXT([.B31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3];&quot;###000&quot;)&amp;&quot;/#page/n&quot;&amp;TEXT([.B31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6"/>
        </table:table-row>
        <table:table-row table:style-name="ro7">
          <table:table-cell table:number-columns-repeated="66"/>
        </table:table-row>
        <table:table-row table:style-name="ro1" table:number-rows-repeated="983035">
          <table:table-cell table:number-columns-repeated="66"/>
        </table:table-row>
        <table:table-row table:style-name="ro1">
          <table:table-cell table:number-columns-repeated="66"/>
        </table:table-row>
        <table:named-expressions>
          <table:named-range table:name="Excel_BuiltIn__FilterDatabase" table:base-cell-address="$Foglio1.$A$1" table:cell-range-address="$Foglio1.$A$1:.$N$284"/>
        </table:named-expressions>
      </table:table>
      <table:named-expressions/>
      <table:database-ranges>
        <table:database-range table:name="__Anonymous_Sheet_DB__0" table:target-range-address="Foglio1.A1:Foglio1.O31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 style:data-style-name="N2" text:time-value="16:47:45.72233892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01T17:56:28.624048987</dc:date>
    <meta:editing-cycles>179</meta:editing-cycles>
    <meta:editing-duration>P4DT16H55M18S</meta:editing-duration>
    <meta:generator>LibreOffice/7.0.5.2$Linux_X86_64 LibreOffice_project/00$Build-2</meta:generator>
    <meta:document-statistic meta:table-count="1" meta:cell-count="4304" meta:object-count="0"/>
  </office:meta>
</office:document-meta>
</file>